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tool.decorateHTML('UrbanAddress', 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tool.decorateHTML('UrbanAddress', 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tool.decorateHTML('UrbanAddress', 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1" svg:height="2.833cm" svg:width="7.631cm" svg:x="7.8cm" svg:y="0.295cm" text:anchor-type="paragraph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tool.decorateHTML('UrbanAddress', 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9:59.107100550</dc:date>
    <dc:language>fr-FR</dc:language>
    <meta:editing-cycles>81</meta:editing-cycles>
    <meta:editing-duration>P1DT13H26S</meta:editing-duration>
    <meta:document-statistic meta:table-count="0" meta:image-count="0" meta:object-count="0" meta:page-count="1" meta:paragraph-count="17" meta:word-count="125" meta:character-count="955" meta:non-whitespace-character-count="861"/>
    <meta:user-defined meta:name="Info 1"/>
    <meta:user-defined meta:name="Info 2"/>
    <meta:user-defined meta:name="Info 3"/>
    <meta:user-defined meta:name="Info 4"/>
  </office:meta>
</office:document-meta>
</file>